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Приложение для учета расходов Цель: В результате работы вы создадите прототип приложения для учета расходов Здесь вы на практике используйте свои наработки из прошлых заданий, плюс поработаете с подключением и использвоанием новых библиотек В процессе работы вы потренируете - использование сторонних (и своих) библиотек - работу с клиентским роутингом в реакте Нужно сделать приложение для учета расходов На странице настроек можно заводить категории, и у каждой могут быть подкатегории (вложенность категорий можно ограничить 2, но, если очень хочется, то можно и не ограничивать) В каждую категорию или подкатегорию на определенную дату можно вносить сумму которую пользователь потратил, если в подкатегории есть расходы, то они должны учитываться и в категории. Например: Категория "Машина" имеет 2 подкатегории "Сервис" "Заправка" Если на одно и тоже число на "сервис" потрачено 20 единиц, а на "заправку" 10 единиц, то суммарные затраты на это число для категории "машина" должны быть 20 + 10 =30 единиц. Если на это число пользователь не выбрал подкатегорию и занес затраты 5 единиц просто в категорию “машина”, то эти затраты должны тоже учитываться и тогда суммарные затраты - 20 + 10 + 5 = 35 единиц Нужно иметь возможность выводить расходы за день за неделю за месяц и за произвольный промежуток времени вывод таблицей и диаграммой (pie chart) Для IOS есть похожее приложение https://www.dropbox.com/sh/ayn0gfelhele0nc/AABnZc OcGcIowrGzqZehUSESa/Screenshots/Russian? dl=0#/ не стоит возиться с дизайном, можно просто взять 1 из тем с https://bootswatch.com/ Хранение данных должно быть сделано в базе Firebase ( https://react-firebase-js.com/ ). База должна быть независимой для каждого пользователя (поддержка авторизации через reactfirebase) Ожидаемые страницы: - главная (с заглушкой для не зарегистрированных пользователей) - о проекте - страница логина / регистрации Остальные страницы должны быть доступны после авторизации: - настройки - главная (где можно добавлять доходы и расходы, просматривать данные за последнюю неделю) - просмотр данных за неделю/месяц/произвольный период. Просмотр в виде таблицы или диаграммы (https://react-google-charts.com/) - период и тип просмотра должен отображаться на урл, чтобы состояние можно было сохранить При попытке входа на страницу без регистрации должен быть редирект на страницу логина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07:45:13.319894572</meta:creation-date>
    <dc:date>2022-01-12T07:45:31.225922982</dc:date>
    <meta:editing-duration>PT18S</meta:editing-duration>
    <meta:editing-cycles>1</meta:editing-cycles>
    <meta:document-statistic meta:table-count="0" meta:image-count="0" meta:object-count="0" meta:page-count="1" meta:paragraph-count="1" meta:word-count="330" meta:character-count="2348" meta:non-whitespace-character-count="2019"/>
    <meta:generator>LibreOffice/6.4.7.2$Linux_X86_64 LibreOffice_project/40$Build-2</meta:generator>
  </office:meta>
</office:document-meta>
</file>